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style:style>
    <style:style style:name="P2" style:family="paragraph" style:parent-style-name="Text_20_body">
      <style:paragraph-properties fo:margin-left="0in" fo:margin-right="0in" fo:margin-top="0in" fo:margin-bottom="0.0972in" style:contextual-spacing="false" fo:line-height="114%" fo:text-indent="0in" style:auto-text-indent="false"/>
    </style:style>
    <style:style style:name="P3"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style>
    <style:style style:name="P4"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style>
    <style:style style:name="P5"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style>
    <style:style style:name="P6"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style>
    <style:style style:name="P7" style:family="paragraph" style:parent-style-name="Text_20_body" style:list-style-name="L5">
      <style:paragraph-properties fo:margin-left="0in" fo:margin-right="0in" fo:margin-top="0in" fo:margin-bottom="0.0972in" style:contextual-spacing="false" fo:line-height="114%" fo:text-indent="0in" style:auto-text-indent="false" fo:padding="0in" fo:border="none"/>
    </style:style>
    <style:style style:name="P8" style:family="paragraph" style:parent-style-name="Text_20_body">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T1" style:family="text">
      <style:text-properties style:font-name="Google Sans Text"/>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model-response-message-contentr_2ca53c5201d3eb95">
        <text:p text:style-name="Horizontal_20_Line"/>
        <text:p text:style-name="P2"><text:span text:style-name="Strong_20_Emphasis"><text:span text:style-name="T1">Chapter 1: Dodging the Digital Deluge: Why Your Focus Is Fractured (And How AI Can Help You Fix It)</text:span></text:span></text:p>
        <text:p text:style-name="P2"><text:span text:style-name="Strong_20_Emphasis"><text:span text:style-name="T1">Five Weeks.</text:span></text:span></text:p>
        <text:p text:style-name="P2"><text:span text:style-name="T1">Think about that. According to recent research, many of us lose the equivalent of </text:span><text:span text:style-name="Emphasis"><text:span text:style-name="T1">five full work weeks</text:span></text:span><text:span text:style-name="T1"> every single year, not to vacation, not even to the work itself, but purely to the mental effort of regaining focus after digital distractions.[^1][^2][^3]</text:span></text:p>
        <text:p text:style-name="P2"><text:span text:style-name="T1">Does that number shock you? Maybe it just makes you nod with weary recognition. If you've ever felt like you're drowning in notifications, battling constant interruptions, and ending your days feeling both wired and tired, </text:span><text:span text:style-name="Strong_20_Emphasis"><text:span text:style-name="T1">you're not alone, and you're definitely not imagining it.</text:span></text:span><text:span text:style-name="T1"> This isn't a personal failing; it's a modern epidemic of fractured attention, fueled by the very technology we rely on.</text:span></text:p>
        <text:p text:style-name="P2"><text:span text:style-name="T1">Think of your brain trying to operate in today's digital world like trying to have a deep conversation in the middle of a chaotic three-ring circus. Just as you start to focus (</text:span><text:span text:style-name="Emphasis"><text:span text:style-name="T1">ding!</text:span></text:span><text:span text:style-name="T1"> goes an email), another performer demands your attention (</text:span><text:span text:style-name="Emphasis"><text:span text:style-name="T1">ping!</text:span></text:span><text:span text:style-name="T1"> goes Slack), all while your phone buzzes silently in your pocket like a restless animal. It's exhausting!</text:span></text:p>
        <text:p text:style-name="P1">This constant switching – a staggering 1,200 times a day for many knowledge workers[^1] – levies a hidden "Attention Tax" on our cognitive resources. And the symptoms? They probably sound all too familiar.</text:p>
        <text:p text:style-name="P2"><text:span text:style-name="Strong_20_Emphasis"><text:span text:style-name="T1">Are You Paying the Attention Tax?</text:span></text:span></text:p>
        <text:p text:style-name="P1">You might be experiencing information overload if you regularly feel:</text:p>
        <text:list text:style-name="L1">
          <text:list-item>
            <text:p text:style-name="P3"><text:span text:style-name="Strong_20_Emphasis"><text:span text:style-name="T1">Mentally Foggy:</text:span></text:span><text:span text:style-name="T1"> Simple decisions feel hard, and clarity seems just out of reach. </text:span></text:p>
          </text:list-item>
          <text:list-item>
            <text:p text:style-name="P3"><text:span text:style-name="Strong_20_Emphasis"><text:span text:style-name="T1">Anxiously Behind:</text:span></text:span><text:span text:style-name="T1"> A low-level hum of stress follows you, whispering that you're forgetting something important. </text:span></text:p>
          </text:list-item>
          <text:list-item>
            <text:p text:style-name="P3"><text:span text:style-name="Strong_20_Emphasis"><text:span text:style-name="T1">Frustratingly Unproductive:</text:span></text:span><text:span text:style-name="T1"> You're </text:span><text:span text:style-name="Emphasis"><text:span text:style-name="T1">busy</text:span></text:span><text:span text:style-name="T1"> all day, but deep, meaningful work feels elusive. </text:span></text:p>
          </text:list-item>
          <text:list-item>
            <text:p text:style-name="P3"><text:span text:style-name="Strong_20_Emphasis"><text:span text:style-name="T1">Never Fully Present:</text:span></text:span><text:span text:style-name="T1"> Your mind wanders during conversations, or work thoughts intrude on personal time. </text:span></text:p>
          </text:list-item>
        </text:list>
        <text:p text:style-name="P1">If you checked off any (or all!) of those, take a breath. It's not a lack of willpower. It's a predictable outcome when our brains, evolved for focus, collide with an environment designed for distraction. Here’s a peek under the hood at what’s happening:</text:p>
        <text:p text:style-name="P2"><text:span text:style-name="Strong_20_Emphasis"><text:span text:style-name="T1">Your Brain Under Digital Siege: Three Core Breakdowns</text:span></text:span></text:p>
        <text:p text:style-name="P1">Our digital habits put immense strain on key mental systems:</text:p>
        <text:list text:style-name="L2">
          <text:list-item>
            <text:p text:style-name="P4"><text:soft-page-break/><text:span text:style-name="Strong_20_Emphasis"><text:span text:style-name="T1">Shattered Attention:</text:span></text:span><text:span text:style-name="T1"> Your focus, meant to be a spotlight, gets splintered by constant notifications. Neuroscientists call this "popcorn brain" (yes, really!), that restless feeling where you can't quite settle into deep concentration. Think of trying to read an important article online – a hyperlink here, an alert there, and suddenly you're scrolling social media, wondering where the time went. </text:span></text:p>
          </text:list-item>
          <text:list-item>
            <text:p text:style-name="P4"><text:span text:style-name="Strong_20_Emphasis"><text:span text:style-name="T1">Leaky Memory:</text:span></text:span><text:span text:style-name="T1"> Forming solid memories needs a moment of focused consolidation – like hitting 'save'. Non-stop multitasking means crucial details often don't get saved properly. You </text:span><text:span text:style-name="Emphasis"><text:span text:style-name="T1">know</text:span></text:span><text:span text:style-name="T1"> you saw that client's request, but later… blank.[^7] It's maddening! We're processing more info, but retaining less. </text:span></text:p>
          </text:list-item>
          <text:list-item>
            <text:p text:style-name="P4"><text:span text:style-name="Strong_20_Emphasis"><text:span text:style-name="T1">Working Memory Overload:</text:span></text:span><text:span text:style-name="T1"> This is your mental RAM, where you juggle active information. It has limits! Constantly switching tasks forces endless mental reboots, leading to serious cognitive fatigue, even if you haven't "produced" much. No wonder you feel drained. </text:span></text:p>
          </text:list-item>
        </text:list>
        <text:p text:style-name="P2"><text:span text:style-name="T1">And here’s a kicker: that sneaky smartphone sitting nearby? Even when ignored, it quietly drains brainpower (a phenomenon called "brain drain"[^9]). Part of your mind stays busy </text:span><text:span text:style-name="Emphasis"><text:span text:style-name="T1">resisting</text:span></text:span><text:span text:style-name="T1"> the urge to check it. It's an invisible energy leak, happening right under our noses!</text:span></text:p>
        <text:p text:style-name="P2"><text:span text:style-name="Strong_20_Emphasis"><text:span text:style-name="T1">The ADHD Amplifier: When Digital Chaos Hits Harder</text:span></text:span></text:p>
        <text:p text:style-name="P1">While everyone feels this pressure, if you have ADHD, it can feel like the difficulty level gets cranked way up. Your executive functions – the brain's tools for planning, focus, and impulse control – are the very things our digital world constantly bombards. It can feel less like distraction, more like navigating a minefield.</text:p>
        <text:p text:style-name="P1">Why the perfect storm?</text:p>
        <text:list text:style-name="L3">
          <text:list-item>
            <text:p text:style-name="P5"><text:span text:style-name="Strong_20_Emphasis"><text:span text:style-name="T1">Dopamine Traps:</text:span></text:span><text:span text:style-name="T1"> Digital platforms are engineered for novelty-driven dopamine hits, which can be especially potent and hard to resist if your brain's reward system works differently. </text:span></text:p>
          </text:list-item>
          <text:list-item>
            <text:p text:style-name="P5"><text:span text:style-name="Strong_20_Emphasis"><text:span text:style-name="T1">Working Memory Under Pressure:</text:span></text:span><text:span text:style-name="T1"> If juggling information is already a challenge, constant digital interruptions can feel crushing. </text:span></text:p>
          </text:list-item>
          <text:list-item>
            <text:p text:style-name="P5"><text:span text:style-name="Strong_20_Emphasis"><text:span text:style-name="T1">Sensory Overload:</text:span></text:span><text:span text:style-name="T1"> Bright screens, constant pings, flashing alerts – for those sensitive to sensory input (common with ADHD[^14]), it's simply overwhelming, leading to headaches, fatigue, and even </text:span><text:span text:style-name="Emphasis"><text:span text:style-name="T1">more</text:span></text:span><text:span text:style-name="T1"> trouble concentrating.[^15] </text:span></text:p>
          </text:list-item>
        </text:list>
        <text:p text:style-name="P2"><text:span text:style-name="T1">Seeing the connection between the digital environment and these challenges is crucial. It's not about making excuses; it's about understanding the </text:span><text:span text:style-name="Strong_20_Emphasis"><text:span text:style-name="T1">specific</text:span></text:span><text:span text:style-name="T1"> external factors amplifying internal struggles. Studies even suggest heavy digital use in adolescence correlates with increased ADHD symptoms[^12][^13], highlighting how potent this interaction can be. </text:span><text:span text:style-name="Strong_20_Emphasis"><text:span text:style-name="T1">Let's be clear: This isn't about willpower; it's about environment and neurology.</text:span></text:span></text:p>
        <text:p text:style-name="P2"><text:span text:style-name="Strong_20_Emphasis"><text:span text:style-name="T1">Okay, So What Can We Do? Enter AI (Used Wisely!)</text:span></text:span></text:p>
        <text:p text:style-name="P2"><text:soft-page-break/><text:span text:style-name="T1">Now, you might be thinking, "Great, another tech thing? Isn't AI part of the problem?" And you're right to be cautious! Used mindlessly, AI </text:span><text:span text:style-name="Emphasis"><text:span text:style-name="T1">can</text:span></text:span><text:span text:style-name="T1"> just add to the noise, serving up addictive content or sending us down rabbit holes.</text:span></text:p>
        <text:p text:style-name="P2"><text:span text:style-name="T1">But here's the hopeful twist, and the core idea of this book: What if we stopped being passive consumers and started using AI </text:span><text:span text:style-name="Strong_20_Emphasis"><text:span text:style-name="T1">intentionally</text:span></text:span><text:span text:style-name="T1">, as a tool to </text:span><text:span text:style-name="Emphasis"><text:span text:style-name="T1">defend</text:span></text:span><text:span text:style-name="T1"> our focus? What if AI could help us build a calmer, more productive digital environment tailored to </text:span><text:span text:style-name="Emphasis"><text:span text:style-name="T1">our</text:span></text:span><text:span text:style-name="T1"> needs?</text:span></text:p>
        <text:p text:style-name="P2"><text:span text:style-name="T1">This isn't science fiction; practical tools exist </text:span><text:span text:style-name="Emphasis"><text:span text:style-name="T1">now</text:span></text:span><text:span text:style-name="T1">. The key is using them strategically. Think of AI not as a magic bullet, but as a potential ally:</text:span></text:p>
        <text:list text:style-name="L4">
          <text:list-item>
            <text:p text:style-name="P6"><text:span text:style-name="Strong_20_Emphasis"><text:span text:style-name="T1">Your Personal Email Butler:</text:span></text:span><text:span text:style-name="T1"> Imagine AI quietly sorting your inbox, bundling non-urgent messages for you to review just once or twice a day, on </text:span><text:span text:style-name="Emphasis"><text:span text:style-name="T1">your</text:span></text:span><text:span text:style-name="T1"> schedule. Result? Fewer interruptions, less anxiety, more focused time. </text:span></text:p>
          </text:list-item>
          <text:list-item>
            <text:p text:style-name="P6"><text:span text:style-name="Strong_20_Emphasis"><text:span text:style-name="T1">The Instant Report Condenser:</text:span></text:span><text:span text:style-name="T1"> Facing a mountain of text before a meeting? AI summarizers can pull out the key points relevant to </text:span><text:span text:style-name="Emphasis"><text:span text:style-name="T1">you</text:span></text:span><text:span text:style-name="T1"> in seconds. Result? Go from stressed to prepared, fast. </text:span></text:p>
          </text:list-item>
          <text:list-item>
            <text:p text:style-name="P6"><text:span text:style-name="Strong_20_Emphasis"><text:span text:style-name="T1">The Smart Notification Guard:</text:span></text:span><text:span text:style-name="T1"> Picture AI learning what </text:span><text:span text:style-name="Emphasis"><text:span text:style-name="T1">truly</text:span></text:span><text:span text:style-name="T1"> needs your immediate attention versus what can wait. Result? Technology that respects your focus instead of constantly demanding it. </text:span></text:p>
          </text:list-item>
        </text:list>
        <text:p text:style-name="P1">These are simple systems, leveraging AI to create buffers against the digital deluge. It’s about using tech to fight tech-induced problems – a bit ironic, maybe, but potentially very effective!</text:p>
        <text:p text:style-name="P2"><text:span text:style-name="Strong_20_Emphasis"><text:span text:style-name="T1">Why "Digital Detox" Isn't the Whole Answer</text:span></text:span></text:p>
        <text:p text:style-name="P2"><text:span text:style-name="T1">We've all heard the advice: unplug completely! And while a digital detox can feel great temporarily[^16], the effects often fade quickly once we plug back in.[^17][^18] Why? Because the </text:span><text:span text:style-name="Emphasis"><text:span text:style-name="T1">environment</text:span></text:span><text:span text:style-name="T1"> hasn't changed. It's like crash dieting – it doesn't build sustainable habits.</text:span></text:p>
        <text:p text:style-name="P2"><text:span text:style-name="T1">A more lasting approach involves reshaping our </text:span><text:span text:style-name="Emphasis"><text:span text:style-name="T1">daily interaction</text:span></text:span><text:span text:style-name="T1"> with technology. Instead of temporary abstinence, we need better systems for everyday life. This is where strategically using AI comes in – not to replace our thinking, but to create the </text:span><text:span text:style-name="Emphasis"><text:span text:style-name="T1">conditions</text:span></text:span><text:span text:style-name="T1"> for better thinking. Think of it like noise-canceling headphones for your digital life.</text:span></text:p>
        <text:p text:style-name="P2"><text:span text:style-name="Strong_20_Emphasis"><text:span text:style-name="T1">Your Toolkit for Reclaiming Focus</text:span></text:span></text:p>
        <text:p text:style-name="P1">You're reading this because you know there has to be a better way than feeling constantly frazzled and fragmented. And there is. This book is designed to be your practical guide, your friendly expert in building personalized systems to protect your attention using AI.</text:p>
        <text:p text:style-name="P1">Here’s a glimpse of the path ahead:</text:p>
        <text:list text:style-name="L5">
          <text:list-item>
            <text:p text:style-name="P7"><text:span text:style-name="Strong_20_Emphasis"><text:span text:style-name="T1">Quick Wins (Beginner):</text:span></text:span><text:span text:style-name="T1"> We'll start with easy-to-implement AI tools that offer immediate relief from digital noise and information overload. No tech genius required! </text:span></text:p>
          </text:list-item>
          <text:list-item>
            <text:p text:style-name="P7"><text:span text:style-name="Strong_20_Emphasis"><text:span text:style-name="T1">Custom Solutions (Intermediate):</text:span></text:span><text:span text:style-name="T1"> Learn to personalize AI filters and workflows that adapt to your specific needs and cognitive style. </text:span></text:p>
          </text:list-item>
          <text:list-item>
            <text:p text:style-name="P7"><text:soft-page-break/><text:span text:style-name="Strong_20_Emphasis"><text:span text:style-name="T1">Deep Integration (Advanced):</text:span></text:span><text:span text:style-name="T1"> Combine AI strategies with proven focus techniques and mindfulness for a truly robust, personalized attention management system. </text:span></text:p>
          </text:list-item>
        </text:list>
        <text:p text:style-name="P2"><text:span text:style-name="T1">We'll cover taming your inbox, filtering out junk </text:span><text:span text:style-name="Emphasis"><text:span text:style-name="T1">before</text:span></text:span><text:span text:style-name="T1"> it distracts you, creating an "AI second brain" to ease cognitive load, and automating routine tasks.</text:span></text:p>
        <text:p text:style-name="P1">This journey is about more than just productivity. It's about reclaiming the mental space needed for deep thinking, creativity, meaningful connection, and simply enjoying life without feeling constantly pulled away. It's about moving from feeling like a victim of your tech to feeling empowered and in control.</text:p>
        <text:p text:style-name="P1">Remember, this works best alongside the fundamentals – good sleep, movement, taking breaks.[^19] Think of those as the foundation, and intentional tech use as the smart architecture you build upon it.</text:p>
        <text:p text:style-name="P1">Ready to stop paying the Attention Tax and start investing in your focus? Let's dive in and build those systems, together.</text:p>
        <text:p text:style-name="Horizontal_20_Line"/>
        <text:p text:style-name="P8">[^1]: Source: https://timeular.com/blog/context-switching/</text:p>
        <text:p text:style-name="P8">[^2]: Source: https://productivityreport.org/2025/04/11/how-much-time-do-we-lose-task-switching/</text:p>
        <text:p text:style-name="P8">[^3]: Source: https://timeular.com/blog/context-switching/</text:p>
        <text:p text:style-name="P8">[^7]: Source: https://pmc.ncbi.nlm.nih.gov/articles/PMC7366944/</text:p>
        <text:p text:style-name="P8">[^9]: Source: https://www.journals.uchicago.edu/doi/full/10.1086/691462</text:p>
        <text:p text:style-name="P8">[^12]: Source: https://www.adhdevidence.org/blog/digital-media-use-and-adhd</text:p>
        <text:p text:style-name="P8">[^13]: Source: https://www.adhdevidence.org/blog/digital-media-use-and-adhd</text:p>
        <text:p text:style-name="P8">[^14]: Source: https://add.org/sensory-overload-adhd/</text:p>
        <text:p text:style-name="P8">[^15]: Source: https://add.org/sensory-overload-adhd/</text:p>
        <text:p text:style-name="P8">[^16]: Source: https://pmc.ncbi.nlm.nih.gov/articles/PMC11109987/</text:p>
        <text:p text:style-name="P8">[^17]: Source: https://pmc.ncbi.nlm.nih.gov/articles/PMC11109987/</text:p>
        <text:p text:style-name="P8">[^18]: Source: https://pmc.ncbi.nlm.nih.gov/articles/PMC11109987/</text:p>
        <text:p text:style-name="P8">[^19]: Source: https://www.semanticscholar.org/paper/ec4a72927b8f2a9e351b8cf660b43cfbe9b22767</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3T20:29:37.273144000</meta:creation-date>
    <dc:date>2025-04-23T20:29:51.899580000</dc:date>
    <meta:editing-duration>PT15S</meta:editing-duration>
    <meta:editing-cycles>1</meta:editing-cycles>
    <meta:document-statistic meta:table-count="0" meta:image-count="0" meta:object-count="0" meta:page-count="4" meta:paragraph-count="60" meta:word-count="1373" meta:character-count="9450" meta:non-whitespace-character-count="8126"/>
    <meta:generator>LibreOffice/25.2.1.2$MacOSX_AARCH64 LibreOffice_project/d3abf4aee5fd705e4a92bba33a32f40bc4e56f49</meta:generator>
  </office:meta>
</office:document-meta>
</file>